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3" style:family="table-cell" style:parent-style-name="Default" style:data-style-name="N100">
      <style:text-properties style:text-line-through-style="none" style:text-line-through-type="none"/>
    </style:style>
    <style:style style:name="ce24" style:family="table-cell" style:parent-style-name="Default" style:data-style-name="N100">
      <style:text-properties fo:font-weight="normal" style:font-weight-asian="normal" style:font-weight-complex="normal"/>
    </style:style>
    <style:style style:name="ce25" style:family="table-cell" style:parent-style-name="Default">
      <style:text-properties style:text-line-through-style="none" style:text-line-through-type="none"/>
    </style:style>
    <style:style style:name="ce26" style:family="table-cell" style:parent-style-name="Default" style:data-style-name="N37"/>
    <style:style style:name="ce27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4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5" table:default-cell-style-name="ce21"/>
        <table:table-column table:style-name="co14" table:default-cell-style-name="ce2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5.352</text:p>
          </table:table-cell>
          <table:table-cell table:number-columns-repeated="5"/>
          <table:table-cell office:value-type="string" calcext:value-type="string">
            <text:p>160.5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table:style-name="Default"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table:style-name="Default"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3=</text:p>
          </table:table-cell>
          <table:table-cell office:value-type="string" calcext:value-type="string">
            <text:p>8.97.</text:p>
          </table:table-cell>
          <table:table-cell table:number-columns-repeated="2"/>
          <table:table-cell office:value-type="string" calcext:value-type="string">
            <text:p>190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63=</text:p>
          </table:table-cell>
          <table:table-cell office:value-type="string" calcext:value-type="string">
            <text:p>8.96.</text:p>
          </table:table-cell>
          <table:table-cell table:number-columns-repeated="2"/>
          <table:table-cell office:value-type="string" calcext:value-type="string">
            <text:p>1938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8.569.</text:p>
          </table:table-cell>
          <table:table-cell table:number-columns-repeated="2"/>
          <table:table-cell office:value-type="string" calcext:value-type="string">
            <text:p>145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9" office:value-type="string" calcext:value-type="string">
            <text:p>85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354.645</text:p>
          </table:table-cell>
          <table:table-cell table:number-columns-repeated="2"/>
          <table:table-cell office:value-type="string" calcext:value-type="string">
            <text:p>2127.87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table:style-name="ce26" office:value-type="date" office:date-value="2022-07-08" calcext:value-type="date">
            <text:p>08.07.22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table:style-name="Default"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table:style-name="Default"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Default" office:value-type="string" calcext:value-type="string">
            <text:p>16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15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15"/>
          <table:table-cell table:number-columns-repeated="1008"/>
        </table:table-row>
        <table:table-row table:style-name="ro1" table:number-rows-repeated="23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8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 table:style-name="Default"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table:number-columns-repeated="2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style-name="ce25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3" office:value-type="string" calcext:value-type="string">
            <text:p>RU000A100J18 (Домодедово выпуск 2 )</text:p>
          </table:table-cell>
          <table:table-cell table:style-name="ce23"/>
          <table:table-cell table:style-name="ce25" table:number-columns-repeated="7"/>
          <table:table-cell table:style-name="ce23" table:number-columns-repeated="2"/>
          <table:table-cell table:style-name="ce25" table:number-columns-repeated="2"/>
          <table:table-cell table:style-name="Default"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6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7"/>
          <table:table-cell table:number-columns-repeated="2"/>
          <table:table-cell table:style-name="Default"/>
          <table:table-cell table:style-name="Default" office:value-type="string" calcext:value-type="string">
            <text:p>+14.4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table:style-name="Default"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table:style-name="Default" office:value-type="string" calcext:value-type="string">
            <text:p>961.665</text:p>
          </table:table-cell>
          <table:table-cell table:style-name="Default" table:number-columns-repeated="2"/>
          <table:table-cell table:style-name="Default" office:value-type="string" calcext:value-type="string">
            <text:p>1923.33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5"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table:style-name="ce26" office:value-type="date" office:date-value="2022-07-28" calcext:value-type="date">
            <text:p>28.07.22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Default" office:value-type="string" calcext:value-type="string">
            <text:p>6.29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8</text:p>
          </table:table-cell>
          <table:table-cell office:value-type="string" calcext:value-type="string">
            <text:p>2755.98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office:value-type="string" calcext:value-type="string">
            <text:p>23.96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7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17:46:30.31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09-30T17:55:54.148000000</dc:date>
    <meta:editing-duration>P1DT10H22M4S</meta:editing-duration>
    <meta:editing-cycles>652</meta:editing-cycles>
    <meta:document-statistic meta:table-count="1" meta:cell-count="3246" meta:object-count="0"/>
  </office:meta>
</office:document-meta>
</file>